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TL431 Shunt Regulator Calculat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k</text:p>
          </table:table-cell>
          <table:table-cell/>
          <table:table-cell table:formula="of:=[.B3]*1000" office:value-type="float" office:value="4530" calcext:value-type="float">
            <text:p>4530</text:p>
          </table:table-cell>
          <table:table-cell office:value-type="string" calcext:value-type="string">
            <text:p>ohms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/>
          <table:table-cell table:formula="of:=[.B4]*1000" office:value-type="float" office:value="10000" calcext:value-type="float">
            <text:p>10000</text:p>
          </table:table-cell>
          <table:table-cell office:value-type="string" calcext:value-type="string">
            <text:p>ohms</text:p>
          </table:table-cell>
        </table:table-row>
        <table:table-row table:style-name="ro2">
          <table:table-cell office:value-type="string" calcext:value-type="string">
            <text:p>VREF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E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Vout</text:p>
          </table:table-cell>
          <table:table-cell table:formula="of:=(1+[.E3]/[.E4])*[.B5]-[.B6]*[.E3]" office:value-type="float" office:value="3632.5" calcext:value-type="float">
            <text:p>3632.5</text:p>
          </table:table-cell>
          <table:table-cell office:value-type="string" calcext:value-type="string">
            <text:p>mV</text:p>
          </table:table-cell>
          <table:table-cell/>
          <table:table-cell table:formula="of:=[.B10]/1000" office:value-type="float" office:value="3.6325" calcext:value-type="float">
            <text:p>3.6325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8:35:52.447838188</meta:creation-date>
    <dc:date>2023-08-10T23:24:36.584795192</dc:date>
    <meta:editing-duration>PT4H48M44S</meta:editing-duration>
    <meta:editing-cycles>2</meta:editing-cycles>
    <meta:generator>LibreOffice/7.5.5.2$Linux_X86_64 LibreOffice_project/50$Build-2</meta:generator>
    <meta:document-statistic meta:table-count="1" meta:cell-count="20" meta:object-count="0"/>
  </office:meta>
</office:document-meta>
</file>